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Expression.isWritable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setValue( EvaluationContext context , @ Nullable Object rootObjec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Type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( EvaluationContext context , @ Nullable Class &lt; T &gt; expectedRes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Expression.getValue( @ Nullable Class &lt; T &gt; expectedRes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Expression.getValueTypeDescriptor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TypeDescriptor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isWritable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( EvaluationContext context , @ Nullable Object rootObject , @ Nullable Class &lt; T &gt; desiredRes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Expression.getValueTypeDescriptor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LiteralExpression( String liter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( @ Nullable Object rootObject , @ Nullable Class &lt; T &gt; desiredRes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Expression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setValue( @ Nullable Object rootObjec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Type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setValue( EvaluationContext contex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isWritable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Type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Express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